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" svg:font-family="Consol"/>
    <style:font-face style:name="Calibri1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 fo:hyphenation-ladder-count="no-limit" fo:break-before="page"/>
      <style:text-properties fo:hyphenate="true" loext:hyphenation-no-caps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hyphenation-ladder-count="no-limit"/>
      <style:text-properties fo:hyphenate="true" loext:hyphenation-no-caps="false"/>
    </style:style>
    <style:style style:name="P5" style:family="paragraph" style:parent-style-name="Normal">
      <style:paragraph-properties fo:text-align="center" style:justify-single-word="false"/>
      <style:text-properties style:font-name="Consolas" style:font-name-asian="Times New Roman"/>
    </style:style>
    <style:style style:name="P6" style:family="paragraph" style:parent-style-name="Titre">
      <style:paragraph-properties fo:text-align="center" style:justify-single-word="false"/>
    </style:style>
    <style:style style:name="P7" style:family="paragraph" style:parent-style-name="TM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8" style:family="paragraph" style:parent-style-name="TM_20_2">
      <style:paragraph-properties>
        <style:tab-stops>
          <style:tab-stop style:position="6.1402in" style:type="right" style:leader-style="dotted" style:leader-text="."/>
        </style:tab-stops>
      </style:paragraph-properties>
    </style:style>
    <style:style style:name="P9" style:family="paragraph" style:parent-style-name="TM_20_3">
      <style:paragraph-properties>
        <style:tab-stops>
          <style:tab-stop style:position="5.9874in" style:type="right" style:leader-style="dotted" style:leader-text="."/>
        </style:tab-stops>
      </style:paragraph-properties>
    </style:style>
    <style:style style:name="P10" style:family="paragraph" style:parent-style-name="TM_20_3">
      <style:paragraph-properties>
        <style:tab-stops>
          <style:tab-stop style:position="0.3055in"/>
          <style:tab-stop style:position="5.9874in" style:type="right" style:leader-style="dotted" style:leader-text="."/>
        </style:tab-stops>
      </style:paragraph-properties>
    </style:style>
    <style:style style:name="P11" style:family="paragraph" style:parent-style-name="Titre" style:master-page-name="MP0">
      <style:paragraph-properties fo:text-align="center" style:justify-single-word="false" style:page-number="auto" fo:break-before="page"/>
    </style:style>
    <style:style style:name="P12" style:family="paragraph" style:parent-style-name="Normal">
      <style:text-properties style:font-name="Consolas1"/>
    </style:style>
    <style:style style:name="P13" style:family="paragraph" style:parent-style-name="Normal">
      <style:text-properties style:font-name="Consolas1" officeooo:paragraph-rsid="001ed364"/>
    </style:style>
    <style:style style:name="P14" style:family="paragraph" style:parent-style-name="Normal">
      <style:paragraph-properties fo:text-align="center" style:justify-single-word="false"/>
      <style:text-properties style:font-name="Consolas1"/>
    </style:style>
    <style:style style:name="P15" style:family="paragraph" style:parent-style-name="Normal">
      <style:paragraph-properties fo:text-align="center" style:justify-single-word="false"/>
      <style:text-properties style:font-name="Consolas1" officeooo:rsid="001d2d7c" officeooo:paragraph-rsid="001d2d7c"/>
    </style:style>
    <style:style style:name="P16" style:family="paragraph" style:parent-style-name="Normal">
      <style:text-properties style:font-name="Consolas1" officeooo:rsid="001ed364" officeooo:paragraph-rsid="001ed364"/>
    </style:style>
    <style:style style:name="P17" style:family="paragraph" style:parent-style-name="Normal">
      <style:text-properties style:font-name="Consolas1" fo:font-size="9pt" style:font-size-asian="9pt" style:font-size-complex="9pt"/>
    </style:style>
    <style:style style:name="P18" style:family="paragraph" style:parent-style-name="Normal">
      <style:text-properties style:font-name="Consolas1" fo:font-size="10pt" officeooo:rsid="00218aa3" officeooo:paragraph-rsid="00218aa3" style:font-size-asian="8.75pt" style:font-size-complex="10pt"/>
    </style:style>
    <style:style style:name="P19" style:family="paragraph" style:parent-style-name="Normal">
      <style:text-properties officeooo:rsid="001d2d7c" officeooo:paragraph-rsid="001d2d7c"/>
    </style:style>
    <style:style style:name="P20" style:family="paragraph" style:parent-style-name="Normal">
      <style:text-properties officeooo:paragraph-rsid="001ed364"/>
    </style:style>
    <style:style style:name="P21" style:family="paragraph" style:parent-style-name="Normal">
      <style:text-properties officeooo:rsid="001ed364" officeooo:paragraph-rsid="001ed364"/>
    </style:style>
    <style:style style:name="P22" style:family="paragraph" style:parent-style-name="Normal">
      <style:text-properties style:font-name="Calibri1" officeooo:rsid="001ed364" officeooo:paragraph-rsid="001ed364"/>
    </style:style>
    <style:style style:name="P23" style:family="paragraph" style:parent-style-name="Normal">
      <style:text-properties officeooo:rsid="00218aa3" officeooo:paragraph-rsid="00218aa3"/>
    </style:style>
    <style:style style:name="P24" style:family="paragraph" style:parent-style-name="Normal">
      <style:paragraph-properties fo:margin-top="0in" fo:margin-bottom="0.0319in" loext:contextual-spacing="false" fo:line-height="100%"/>
    </style:style>
    <style:style style:name="P25" style:family="paragraph" style:parent-style-name="Normal">
      <style:paragraph-properties fo:margin-top="0in" fo:margin-bottom="0.0319in" loext:contextual-spacing="false"/>
      <style:text-properties style:font-name="Consolas1" fo:font-size="9pt" style:font-size-asian="9pt" style:font-size-complex="9pt"/>
    </style:style>
    <style:style style:name="P26" style:family="paragraph" style:parent-style-name="Normal">
      <style:paragraph-properties fo:margin-top="0in" fo:margin-bottom="0.0319in" loext:contextual-spacing="false"/>
      <style:text-properties officeooo:paragraph-rsid="00210d90"/>
    </style:style>
    <style:style style:name="P27" style:family="paragraph" style:parent-style-name="Normal" style:list-style-name="L3">
      <style:paragraph-properties fo:margin-top="0in" fo:margin-bottom="0in" loext:contextual-spacing="false" fo:line-height="100%"/>
      <style:text-properties officeooo:rsid="002063f8" officeooo:paragraph-rsid="002063f8"/>
    </style:style>
    <style:style style:name="P28" style:family="paragraph" style:parent-style-name="Normal">
      <style:paragraph-properties fo:margin-top="0in" fo:margin-bottom="0in" loext:contextual-spacing="false" fo:line-height="100%"/>
      <style:text-properties officeooo:rsid="002063f8" officeooo:paragraph-rsid="002063f8"/>
    </style:style>
    <style:style style:name="P29" style:family="paragraph" style:parent-style-name="Normal" style:list-style-name="L2">
      <style:paragraph-properties fo:margin-top="0in" fo:margin-bottom="0in" loext:contextual-spacing="false" fo:line-height="100%"/>
      <style:text-properties officeooo:rsid="002063f8" officeooo:paragraph-rsid="002063f8"/>
    </style:style>
    <style:style style:name="P30" style:family="paragraph" style:parent-style-name="Normal" style:list-style-name="L4">
      <style:paragraph-properties fo:margin-top="0in" fo:margin-bottom="0in" loext:contextual-spacing="false" fo:line-height="100%"/>
      <style:text-properties officeooo:rsid="002063f8" officeooo:paragraph-rsid="002063f8"/>
    </style:style>
    <style:style style:name="P31" style:family="paragraph" style:parent-style-name="Normal" style:list-style-name="L5">
      <style:paragraph-properties fo:margin-top="0in" fo:margin-bottom="0in" loext:contextual-spacing="false" fo:line-height="100%"/>
      <style:text-properties officeooo:rsid="002063f8" officeooo:paragraph-rsid="002063f8"/>
    </style:style>
    <style:style style:name="P32" style:family="paragraph" style:parent-style-name="Normal" style:list-style-name="L6">
      <style:paragraph-properties fo:margin-top="0in" fo:margin-bottom="0in" loext:contextual-spacing="false" fo:line-height="100%"/>
      <style:text-properties officeooo:rsid="002063f8" officeooo:paragraph-rsid="002063f8"/>
    </style:style>
    <style:style style:name="P33" style:family="paragraph" style:parent-style-name="Normal" style:list-style-name="L7">
      <style:paragraph-properties fo:margin-top="0in" fo:margin-bottom="0in" loext:contextual-spacing="false" fo:line-height="100%"/>
      <style:text-properties officeooo:rsid="002063f8" officeooo:paragraph-rsid="002063f8"/>
    </style:style>
    <style:style style:name="P34" style:family="paragraph" style:parent-style-name="Normal">
      <style:paragraph-properties fo:margin-top="0in" fo:margin-bottom="0in" loext:contextual-spacing="false"/>
      <style:text-properties style:font-name="Consolas1" fo:font-size="9pt" style:font-size-asian="9pt" style:font-size-complex="9pt"/>
    </style:style>
    <style:style style:name="P35" style:family="paragraph" style:parent-style-name="Normal">
      <style:paragraph-properties fo:margin-top="0.0791in" fo:margin-bottom="0.1902in" loext:contextual-spacing="false"/>
      <style:text-properties officeooo:paragraph-rsid="00210d90"/>
    </style:style>
    <style:style style:name="P36" style:family="paragraph" style:parent-style-name="Normal">
      <style:paragraph-properties fo:margin-top="0.0791in" fo:margin-bottom="0.1902in" loext:contextual-spacing="false" fo:text-align="center" style:justify-single-word="false"/>
      <style:text-properties style:font-name="Consolas1" fo:font-size="10pt" officeooo:paragraph-rsid="00210d90" style:font-size-asian="10pt" style:font-size-complex="10pt"/>
    </style:style>
    <style:style style:name="P37" style:family="paragraph" style:parent-style-name="Titre_20_1">
      <style:paragraph-properties fo:text-align="center" style:justify-single-word="false"/>
    </style:style>
    <style:style style:name="P38" style:family="paragraph" style:parent-style-name="Titre_20_2">
      <style:paragraph-properties fo:margin-top="0.0673in" fo:margin-bottom="0.0398in" loext:contextual-spacing="false"/>
    </style:style>
    <style:style style:name="P39" style:family="paragraph" style:parent-style-name="Titre_20_3" style:list-style-name="L1"/>
    <style:style style:name="P40" style:family="paragraph" style:parent-style-name="Titre_20_3">
      <style:paragraph-properties fo:margin-left="0in" fo:margin-right="0in" fo:margin-top="0.0673in" fo:margin-bottom="0.0398in" loext:contextual-spacing="false" fo:text-indent="0.4917in" style:auto-text-indent="false"/>
    </style:style>
    <style:style style:name="P41" style:family="paragraph" style:parent-style-name="Titre_20_3">
      <style:paragraph-properties fo:margin-left="0in" fo:margin-right="0in" fo:margin-top="0.028in" fo:margin-bottom="0in" loext:contextual-spacing="false" fo:text-indent="0.4917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="Consolas" style:font-name-asian="Times New Roman"/>
    </style:style>
    <style:style style:name="T5" style:family="text">
      <style:text-properties style:font-name="Consolas" fo:language="en" fo:country="US" style:font-name-asian="Times New Roman"/>
    </style:style>
    <style:style style:name="T6" style:family="text">
      <style:text-properties style:font-name="Consolas" fo:font-weight="bold" style:font-name-asian="Times New Roman" style:font-weight-asian="bold" style:font-weight-complex="bold"/>
    </style:style>
    <style:style style:name="T7" style:family="text">
      <style:text-properties fo:color="#2f5496" fo:font-size="13pt" style:font-size-asian="13pt" style:font-size-complex="13pt"/>
    </style:style>
    <style:style style:name="T8" style:family="text">
      <style:text-properties officeooo:rsid="001d2d7c"/>
    </style:style>
    <style:style style:name="T9" style:family="text">
      <style:text-properties officeooo:rsid="001ed364"/>
    </style:style>
    <style:style style:name="T10" style:family="text">
      <style:text-properties style:font-name="Consolas1" officeooo:rsid="00218aa3"/>
    </style:style>
    <style:style style:name="T11" style:family="text">
      <style:text-properties style:font-name="Consolas1" fo:font-size="10pt" officeooo:rsid="00218aa3" style:font-size-asian="10pt" style:font-size-complex="10pt"/>
    </style:style>
    <style:style style:name="T12" style:family="text">
      <style:text-properties officeooo:rsid="002063f8"/>
    </style:style>
    <style:style style:name="T13" style:family="text">
      <style:text-properties fo:font-style="italic" officeooo:rsid="002063f8" style:font-style-asian="italic" style:font-style-complex="italic"/>
    </style:style>
    <style:style style:name="T14" style:family="text">
      <style:text-properties fo:font-style="normal" officeooo:rsid="002063f8" style:font-style-asian="normal" style:font-style-complex="normal"/>
    </style:style>
    <style:style style:name="T15" style:family="text">
      <style:text-properties officeooo:rsid="00210d90"/>
    </style:style>
    <style:style style:name="T16" style:family="text">
      <style:text-properties style:font-name="Calibri1" fo:font-size="11pt" style:font-size-asian="11pt" style:font-size-complex="11pt"/>
    </style:style>
    <style:style style:name="T17" style:family="text">
      <style:text-properties style:font-name="Calibri1" fo:font-size="11pt" officeooo:rsid="0021e7ac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apport Projet<text:line-break/>Logique et Modèles de Calcul</text:p>
      <text:p text:style-name="P4"/>
      <text:p text:style-name="P4"/>
      <text:p text:style-name="P4"/>
      <text:p text:style-name="P4"/>
      <text:p text:style-name="P6">DUC Romain<text:line-break/>SERRATORE Alexandre</text:p>
      <text:h text:style-name="P37" text:outline-level="1"/>
      <text:p text:style-name="Normal"/>
      <text:p text:style-name="Normal"/>
      <text:h text:style-name="P37" text:outline-level="1"><text:bookmark-start text:name="_Toc120372865"/>Algorithme de Martelli-Montanari<text:bookmark-end text:name="_Toc120372865"/></text:h>
      <text:p text:style-name="P4">M1 Informatique : FST Nancy</text:p>
      <text:p text:style-name="P4"/>
      <text:p text:style-name="P1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M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Toc120372865" office:target-frame-name="_top" xlink:show="replace" text:style-name="Internet_20_link" text:visited-style-name="Visited_20_Internet_20_Link"><text:span text:style-name="Lien_20_hypertexte">Algorithme de Martelli-Montanari</text:span></text:a><text:a xlink:type="simple" xlink:href="#_Toc120372865" office:target-frame-name="_top" xlink:show="replace" text:style-name="Internet_20_link" text:visited-style-name="Visited_20_Internet_20_Link"><text:tab/>1</text:a></text:p>
          <text:p text:style-name="P8"><text:a xlink:type="simple" xlink:href="#_Toc120372866" office:target-frame-name="_top" xlink:show="replace" text:style-name="Internet_20_link" text:visited-style-name="Visited_20_Internet_20_Link"><text:span text:style-name="Lien_20_hypertexte">1. Règles de transformation</text:span></text:a><text:a xlink:type="simple" xlink:href="#_Toc120372866" office:target-frame-name="_top" xlink:show="replace" text:style-name="Internet_20_link" text:visited-style-name="Visited_20_Internet_20_Link"><text:tab/>3</text:a></text:p>
          <text:p text:style-name="P9"><text:a xlink:type="simple" xlink:href="#_Toc120372867" office:target-frame-name="_top" xlink:show="replace" text:style-name="Internet_20_link" text:visited-style-name="Visited_20_Internet_20_Link"><text:span text:style-name="Lien_20_hypertexte">a. Règle Rename (renommage de variables)</text:span></text:a><text:a xlink:type="simple" xlink:href="#_Toc120372867" office:target-frame-name="_top" xlink:show="replace" text:style-name="Internet_20_link" text:visited-style-name="Visited_20_Internet_20_Link"><text:tab/>3</text:a></text:p>
          <text:p text:style-name="P9"><text:a xlink:type="simple" xlink:href="#_Toc120372868" office:target-frame-name="_top" xlink:show="replace" text:style-name="Internet_20_link" text:visited-style-name="Visited_20_Internet_20_Link"><text:span text:style-name="Lien_20_hypertexte">b. Regle Simplify (règle de simplification)</text:span></text:a><text:a xlink:type="simple" xlink:href="#_Toc120372868" office:target-frame-name="_top" xlink:show="replace" text:style-name="Internet_20_link" text:visited-style-name="Visited_20_Internet_20_Link"><text:tab/>3</text:a></text:p>
          <text:p text:style-name="P9"><text:a xlink:type="simple" xlink:href="#_Toc120372869" office:target-frame-name="_top" xlink:show="replace" text:style-name="Internet_20_link" text:visited-style-name="Visited_20_Internet_20_Link"><text:span text:style-name="Lien_20_hypertexte">c. Regle Expand (règle de développement)</text:span></text:a><text:a xlink:type="simple" xlink:href="#_Toc120372869" office:target-frame-name="_top" xlink:show="replace" text:style-name="Internet_20_link" text:visited-style-name="Visited_20_Internet_20_Link"><text:tab/>3</text:a></text:p>
          <text:p text:style-name="P9"><text:a xlink:type="simple" xlink:href="#_Toc120372870" office:target-frame-name="_top" xlink:show="replace" text:style-name="Internet_20_link" text:visited-style-name="Visited_20_Internet_20_Link"><text:span text:style-name="Lien_20_hypertexte">d. Règle Check (règle d’occurrence)</text:span></text:a><text:a xlink:type="simple" xlink:href="#_Toc120372870" office:target-frame-name="_top" xlink:show="replace" text:style-name="Internet_20_link" text:visited-style-name="Visited_20_Internet_20_Link"><text:tab/>3</text:a></text:p>
          <text:p text:style-name="P9"><text:a xlink:type="simple" xlink:href="#_Toc120372871" office:target-frame-name="_top" xlink:show="replace" text:style-name="Internet_20_link" text:visited-style-name="Visited_20_Internet_20_Link"><text:span text:style-name="Lien_20_hypertexte">e. Règle Orient (regle de permutation)</text:span></text:a><text:a xlink:type="simple" xlink:href="#_Toc120372871" office:target-frame-name="_top" xlink:show="replace" text:style-name="Internet_20_link" text:visited-style-name="Visited_20_Internet_20_Link"><text:tab/>3</text:a></text:p>
          <text:p text:style-name="P9"><text:a xlink:type="simple" xlink:href="#_Toc120372872" office:target-frame-name="_top" xlink:show="replace" text:style-name="Internet_20_link" text:visited-style-name="Visited_20_Internet_20_Link"><text:span text:style-name="Lien_20_hypertexte">f. Règle Decompose (règle de décomposition)</text:span></text:a><text:a xlink:type="simple" xlink:href="#_Toc120372872" office:target-frame-name="_top" xlink:show="replace" text:style-name="Internet_20_link" text:visited-style-name="Visited_20_Internet_20_Link"><text:tab/>3</text:a></text:p>
          <text:p text:style-name="P9"><text:a xlink:type="simple" xlink:href="#_Toc120372873" office:target-frame-name="_top" xlink:show="replace" text:style-name="Internet_20_link" text:visited-style-name="Visited_20_Internet_20_Link"><text:span text:style-name="Lien_20_hypertexte">g. Règle clash (gestion de conflits)</text:span></text:a><text:a xlink:type="simple" xlink:href="#_Toc120372873" office:target-frame-name="_top" xlink:show="replace" text:style-name="Internet_20_link" text:visited-style-name="Visited_20_Internet_20_Link"><text:tab/>4</text:a></text:p>
          <text:p text:style-name="P8"><text:a xlink:type="simple" xlink:href="#_Toc120372874" office:target-frame-name="_top" xlink:show="replace" text:style-name="Internet_20_link" text:visited-style-name="Visited_20_Internet_20_Link"><text:span text:style-name="Lien_20_hypertexte">2. Prédicat d’occurrence (occur_check)</text:span></text:a><text:a xlink:type="simple" xlink:href="#_Toc120372874" office:target-frame-name="_top" xlink:show="replace" text:style-name="Internet_20_link" text:visited-style-name="Visited_20_Internet_20_Link"><text:tab/>4</text:a></text:p>
          <text:p text:style-name="P8"><text:a xlink:type="simple" xlink:href="#_Toc120372875" office:target-frame-name="_top" xlink:show="replace" text:style-name="Internet_20_link" text:visited-style-name="Visited_20_Internet_20_Link"><text:span text:style-name="Lien_20_hypertexte">3. Prédicats de réduction (réduit)</text:span></text:a><text:a xlink:type="simple" xlink:href="#_Toc120372875" office:target-frame-name="_top" xlink:show="replace" text:style-name="Internet_20_link" text:visited-style-name="Visited_20_Internet_20_Link"><text:tab/>4</text:a></text:p>
          <text:p text:style-name="P10"><text:a xlink:type="simple" xlink:href="#_Toc120372876" office:target-frame-name="_top" xlink:show="replace" text:style-name="Internet_20_link" text:visited-style-name="Visited_20_Internet_20_Link"><text:span text:style-name="Lien_20_hypertexte">a.</text:span></text:a><text:a xlink:type="simple" xlink:href="#_Toc120372876" office:target-frame-name="_top" xlink:show="replace" text:style-name="Internet_20_link" text:visited-style-name="Visited_20_Internet_20_Link"><text:tab/></text:a><text:a xlink:type="simple" xlink:href="#_Toc120372876" office:target-frame-name="_top" xlink:show="replace" text:style-name="Internet_20_link" text:visited-style-name="Visited_20_Internet_20_Link"><text:span text:style-name="Lien_20_hypertexte">Rename</text:span></text:a><text:a xlink:type="simple" xlink:href="#_Toc120372876" office:target-frame-name="_top" xlink:show="replace" text:style-name="Internet_20_link" text:visited-style-name="Visited_20_Internet_20_Link"><text:tab/>4</text:a></text:p>
          <text:p text:style-name="P10"><text:a xlink:type="simple" xlink:href="#_Toc120372877" office:target-frame-name="_top" xlink:show="replace" text:style-name="Internet_20_link" text:visited-style-name="Visited_20_Internet_20_Link"><text:span text:style-name="Lien_20_hypertexte">b.</text:span></text:a><text:a xlink:type="simple" xlink:href="#_Toc120372877" office:target-frame-name="_top" xlink:show="replace" text:style-name="Internet_20_link" text:visited-style-name="Visited_20_Internet_20_Link"><text:tab/></text:a><text:a xlink:type="simple" xlink:href="#_Toc120372877" office:target-frame-name="_top" xlink:show="replace" text:style-name="Internet_20_link" text:visited-style-name="Visited_20_Internet_20_Link"><text:span text:style-name="Lien_20_hypertexte">Expand</text:span></text:a><text:a xlink:type="simple" xlink:href="#_Toc120372877" office:target-frame-name="_top" xlink:show="replace" text:style-name="Internet_20_link" text:visited-style-name="Visited_20_Internet_20_Link"><text:tab/>4</text:a></text:p>
          <text:p text:style-name="P10"><text:a xlink:type="simple" xlink:href="#_Toc120372878" office:target-frame-name="_top" xlink:show="replace" text:style-name="Internet_20_link" text:visited-style-name="Visited_20_Internet_20_Link"><text:span text:style-name="Lien_20_hypertexte">c.</text:span></text:a><text:a xlink:type="simple" xlink:href="#_Toc120372878" office:target-frame-name="_top" xlink:show="replace" text:style-name="Internet_20_link" text:visited-style-name="Visited_20_Internet_20_Link"><text:tab/></text:a><text:a xlink:type="simple" xlink:href="#_Toc120372878" office:target-frame-name="_top" xlink:show="replace" text:style-name="Internet_20_link" text:visited-style-name="Visited_20_Internet_20_Link"><text:span text:style-name="Lien_20_hypertexte">Simplify</text:span></text:a><text:a xlink:type="simple" xlink:href="#_Toc120372878" office:target-frame-name="_top" xlink:show="replace" text:style-name="Internet_20_link" text:visited-style-name="Visited_20_Internet_20_Link"><text:tab/>4</text:a></text:p>
          <text:p text:style-name="P10"><text:a xlink:type="simple" xlink:href="#_Toc120372879" office:target-frame-name="_top" xlink:show="replace" text:style-name="Internet_20_link" text:visited-style-name="Visited_20_Internet_20_Link"><text:span text:style-name="Lien_20_hypertexte">d.</text:span></text:a><text:a xlink:type="simple" xlink:href="#_Toc120372879" office:target-frame-name="_top" xlink:show="replace" text:style-name="Internet_20_link" text:visited-style-name="Visited_20_Internet_20_Link"><text:tab/></text:a><text:a xlink:type="simple" xlink:href="#_Toc120372879" office:target-frame-name="_top" xlink:show="replace" text:style-name="Internet_20_link" text:visited-style-name="Visited_20_Internet_20_Link"><text:span text:style-name="Lien_20_hypertexte">Decompose</text:span></text:a><text:a xlink:type="simple" xlink:href="#_Toc120372879" office:target-frame-name="_top" xlink:show="replace" text:style-name="Internet_20_link" text:visited-style-name="Visited_20_Internet_20_Link"><text:tab/>4</text:a></text:p>
          <text:p text:style-name="P10"><text:a xlink:type="simple" xlink:href="#_Toc120372880" office:target-frame-name="_top" xlink:show="replace" text:style-name="Internet_20_link" text:visited-style-name="Visited_20_Internet_20_Link"><text:span text:style-name="Lien_20_hypertexte">e.</text:span></text:a><text:a xlink:type="simple" xlink:href="#_Toc120372880" office:target-frame-name="_top" xlink:show="replace" text:style-name="Internet_20_link" text:visited-style-name="Visited_20_Internet_20_Link"><text:tab/></text:a><text:a xlink:type="simple" xlink:href="#_Toc120372880" office:target-frame-name="_top" xlink:show="replace" text:style-name="Internet_20_link" text:visited-style-name="Visited_20_Internet_20_Link"><text:span text:style-name="Lien_20_hypertexte">Orient</text:span></text:a><text:a xlink:type="simple" xlink:href="#_Toc120372880" office:target-frame-name="_top" xlink:show="replace" text:style-name="Internet_20_link" text:visited-style-name="Visited_20_Internet_20_Link"><text:tab/>5</text:a></text:p>
          <text:p text:style-name="P10"><text:a xlink:type="simple" xlink:href="#_Toc120372881" office:target-frame-name="_top" xlink:show="replace" text:style-name="Internet_20_link" text:visited-style-name="Visited_20_Internet_20_Link"><text:span text:style-name="Lien_20_hypertexte">f.</text:span></text:a><text:a xlink:type="simple" xlink:href="#_Toc120372881" office:target-frame-name="_top" xlink:show="replace" text:style-name="Internet_20_link" text:visited-style-name="Visited_20_Internet_20_Link"><text:tab/></text:a><text:a xlink:type="simple" xlink:href="#_Toc120372881" office:target-frame-name="_top" xlink:show="replace" text:style-name="Internet_20_link" text:visited-style-name="Visited_20_Internet_20_Link"><text:span text:style-name="Lien_20_hypertexte">Check</text:span></text:a><text:a xlink:type="simple" xlink:href="#_Toc120372881" office:target-frame-name="_top" xlink:show="replace" text:style-name="Internet_20_link" text:visited-style-name="Visited_20_Internet_20_Link"><text:tab/>5</text:a></text:p>
          <text:p text:style-name="P10"><text:a xlink:type="simple" xlink:href="#_Toc120372882" office:target-frame-name="_top" xlink:show="replace" text:style-name="Internet_20_link" text:visited-style-name="Visited_20_Internet_20_Link"><text:span text:style-name="Lien_20_hypertexte">g.</text:span></text:a><text:a xlink:type="simple" xlink:href="#_Toc120372882" office:target-frame-name="_top" xlink:show="replace" text:style-name="Internet_20_link" text:visited-style-name="Visited_20_Internet_20_Link"><text:tab/></text:a><text:a xlink:type="simple" xlink:href="#_Toc120372882" office:target-frame-name="_top" xlink:show="replace" text:style-name="Internet_20_link" text:visited-style-name="Visited_20_Internet_20_Link"><text:span text:style-name="Lien_20_hypertexte">Clash</text:span></text:a><text:a xlink:type="simple" xlink:href="#_Toc120372882" office:target-frame-name="_top" xlink:show="replace" text:style-name="Internet_20_link" text:visited-style-name="Visited_20_Internet_20_Link"><text:tab/>5</text:a></text:p>
          <text:p text:style-name="P8"><text:a xlink:type="simple" xlink:href="#_Toc120372883" office:target-frame-name="_top" xlink:show="replace" text:style-name="Internet_20_link" text:visited-style-name="Visited_20_Internet_20_Link"><text:span text:style-name="Lien_20_hypertexte">4. Prédicat d’unification</text:span></text:a><text:a xlink:type="simple" xlink:href="#_Toc120372883" office:target-frame-name="_top" xlink:show="replace" text:style-name="Internet_20_link" text:visited-style-name="Visited_20_Internet_20_Link"><text:tab/>5</text:a></text:p>
          <text:p text:style-name="P8"><text:a xlink:type="simple" xlink:href="#_Toc120372884" office:target-frame-name="_top" xlink:show="replace" text:style-name="Internet_20_link" text:visited-style-name="Visited_20_Internet_20_Link"><text:span text:style-name="Lien_20_hypertexte">5. Stratégies implémentées</text:span></text:a><text:a xlink:type="simple" xlink:href="#_Toc120372884" office:target-frame-name="_top" xlink:show="replace" text:style-name="Internet_20_link" text:visited-style-name="Visited_20_Internet_20_Link"><text:tab/>5</text:a></text:p>
          <text:p text:style-name="P9"><text:a xlink:type="simple" xlink:href="#_Toc120372885" office:target-frame-name="_top" xlink:show="replace" text:style-name="Internet_20_link" text:visited-style-name="Visited_20_Internet_20_Link"><text:span text:style-name="Lien_20_hypertexte">a. choix_premier</text:span></text:a><text:a xlink:type="simple" xlink:href="#_Toc120372885" office:target-frame-name="_top" xlink:show="replace" text:style-name="Internet_20_link" text:visited-style-name="Visited_20_Internet_20_Link"><text:tab/>5</text:a></text:p>
          <text:p text:style-name="P9"><text:a xlink:type="simple" xlink:href="#_Toc120372886" office:target-frame-name="_top" xlink:show="replace" text:style-name="Internet_20_link" text:visited-style-name="Visited_20_Internet_20_Link"><text:span text:style-name="Lien_20_hypertexte">b.choix_pondere_i</text:span></text:a><text:a xlink:type="simple" xlink:href="#_Toc120372886" office:target-frame-name="_top" xlink:show="replace" text:style-name="Internet_20_link" text:visited-style-name="Visited_20_Internet_20_Link"><text:tab/>5</text:a></text:p>
          <text:p text:style-name="P8"><text:a xlink:type="simple" xlink:href="#_Toc120372887" office:target-frame-name="_top" xlink:show="replace" text:style-name="Internet_20_link" text:visited-style-name="Visited_20_Internet_20_Link"><text:span text:style-name="Lien_20_hypertexte">6. Prédicat prédéfinis</text:span></text:a><text:a xlink:type="simple" xlink:href="#_Toc120372887" office:target-frame-name="_top" xlink:show="replace" text:style-name="Internet_20_link" text:visited-style-name="Visited_20_Internet_20_Link"><text:tab/>5</text:a></text:p>
          <text:p text:style-name="P8"><text:a xlink:type="simple" xlink:href="#_Toc120372888" office:target-frame-name="_top" xlink:show="replace" text:style-name="Internet_20_link" text:visited-style-name="Visited_20_Internet_20_Link"><text:span text:style-name="Lien_20_hypertexte">7. Exécution du programme</text:span></text:a><text:a xlink:type="simple" xlink:href="#_Toc120372888" office:target-frame-name="_top" xlink:show="replace" text:style-name="Internet_20_link" text:visited-style-name="Visited_20_Internet_20_Link"><text:tab/>5</text:a></text:p>
          <text:p text:style-name="P8"><text:a xlink:type="simple" xlink:href="#_Toc120372889" office:target-frame-name="_top" xlink:show="replace" text:style-name="Internet_20_link" text:visited-style-name="Visited_20_Internet_20_Link"><text:span text:style-name="Lien_20_hypertexte">8. Exemple significatifs</text:span></text:a><text:a xlink:type="simple" xlink:href="#_Toc120372889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p text:style-name="P2"/>
      <text:h text:style-name="Titre_20_2" text:outline-level="2"><text:bookmark-start text:name="_Toc120372866"/>1. Règles de transformation<text:bookmark-end text:name="_Toc120372866"/></text:h>
      <text:p text:style-name="Normal"/>
      <text:h text:style-name="Titre_20_3" text:outline-level="3"><text:bookmark-start text:name="_Toc120372867"/>a. Règle Rename (renommage de variables)<text:bookmark-end text:name="_Toc120372867"/></text:h>
      <text:p text:style-name="P5">regle(X?=T,rename) :- var(X), var(T), !.</text:p>
      <text:p text:style-name="Normal">La règle permet de vérifier ou non l’application de « rename ». Rename permet de renommer les occurrences d’une variable par une autre.</text:p>
      <text:p text:style-name="Normal">Elle renvoie <text:span text:style-name="Police_20_par_20_défaut"><text:span text:style-name="T1">true</text:span></text:span> si X et T sont des variables.</text:p>
      <text:h text:style-name="Titre_20_3" text:outline-level="3"><text:bookmark-start text:name="_Toc120372868"/>b. Regle Simplify (règle de simplification)<text:bookmark-end text:name="_Toc120372868"/></text:h>
      <text:p text:style-name="Normal"/>
      <text:p text:style-name="P5">regle(X?=T,simplify) :- var(X), atomic(T), !.</text:p>
      <text:p text:style-name="Normal"><text:span text:style-name="Police_20_par_20_défaut"><text:span text:style-name="T3">La règle permet de vérifier ou non l’application de « Simplify ». Simplify permet de simplifier une constante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T est une constante et X une variable.</text:span></text:span></text:p>
      <text:p text:style-name="Normal"/>
      <text:h text:style-name="Titre_20_3" text:outline-level="3"><text:bookmark-start text:name="_Toc120372869"/>c. Regle Expand (règle de développement)<text:bookmark-end text:name="_Toc120372869"/></text:h>
      <text:p text:style-name="P3"><text:span text:style-name="Police_20_par_20_défaut"><text:span text:style-name="T4">regle(X?=T,expand) :- var(X), compound(T),\+occur_check(X,T),!.</text:span></text:span></text:p>
      <text:p text:style-name="Normal"><text:span text:style-name="Police_20_par_20_défaut"><text:span text:style-name="T3">La règle permet de vérifier ou non l’application de « expand »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T est un terme composé, X est une variable et X n’apparaît pas dans T.</text:span></text:span></text:p>
      <text:p text:style-name="Normal"/>
      <text:h text:style-name="Titre_20_3" text:outline-level="3"><text:bookmark-start text:name="_Toc120372870"/>d. Règle Check (règle d’occurrence)<text:bookmark-end text:name="_Toc120372870"/></text:h>
      <text:p text:style-name="P3"><text:span text:style-name="Police_20_par_20_défaut"><text:span text:style-name="T4">regle(X?=T,check) :-<text:tab/> \+X==T, occur_check(X,T), !.</text:span></text:span></text:p>
      <text:p text:style-name="Normal"><text:span text:style-name="Police_20_par_20_défaut"><text:span text:style-name="T3">La règle permet de vérifier ou non l’application de « check »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X est différent de T et si X apparaît dans T.</text:span></text:span></text:p>
      <text:h text:style-name="Titre_20_3" text:outline-level="3"><text:bookmark-start text:name="_Toc120372871"/>e. Règle Orient (regle de permutation)<text:bookmark-end text:name="_Toc120372871"/></text:h>
      <text:p text:style-name="P3"><text:span text:style-name="Police_20_par_20_défaut"><text:span text:style-name="T4">regle(T?=X,orient) :- nonvar(T), var(X), !.</text:span></text:span></text:p>
      <text:p text:style-name="Normal"><text:span text:style-name="Police_20_par_20_défaut"><text:span text:style-name="T3">La règle permet de vérifier ou non l’application de « orient »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T n’est pas une variable et si X en est une.</text:span></text:span></text:p>
      <text:p text:style-name="Normal"/>
      <text:h text:style-name="Titre_20_3" text:outline-level="3"><text:bookmark-start text:name="_Toc120372872"/>f. Règle Decompose (règle de <text:span text:style-name="Police_20_par_20_défaut"><text:span text:style-name="T7">décomposition</text:span></text:span>)<text:bookmark-end text:name="_Toc120372872"/></text:h>
      <text:p text:style-name="P3"><text:span text:style-name="Police_20_par_20_défaut"><text:span text:style-name="T5">regle(X?=T,decompose) :- compound(X), compound(T), <text:tab/>functor(X,F1,A1), functor(T,F2,A2), F1==F2, A1==A2, !.</text:span></text:span></text:p>
      <text:p text:style-name="Normal"><text:span text:style-name="Police_20_par_20_défaut"><text:span text:style-name="T3">La règle permet de vérifier ou non l’application de « decompose »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X et T sont composés et </text:span></text:span><text:span text:style-name="Police_20_par_20_défaut"><text:span text:style-name="T4">f(s1, ···, sn) <text:s/>et f(t1, ···, tn) <text:s/></text:span></text:span><text:span text:style-name="Police_20_par_20_défaut"><text:span text:style-name="T3">sont deux fonctions de même symbole et de même arité</text:span></text:span></text:p>
      <text:p text:style-name="Normal"><text:soft-page-break/></text:p>
      <text:h text:style-name="Titre_20_3" text:outline-level="3"><text:bookmark-start text:name="_Toc120372873"/>g. Règle clash (gestion de conflits)<text:bookmark-end text:name="_Toc120372873"/></text:h>
      <text:p text:style-name="Normal"><text:span text:style-name="Police_20_par_20_défaut"><text:span text:style-name="T3"><text:tab/><text:tab/></text:span></text:span><text:span text:style-name="Police_20_par_20_défaut"><text:span text:style-name="T5">regle(X?=T,clash) :- compound(X), compound(T), functor(X,N,A), functor(T,M,B), <text:tab/>not( ( N==M , A==B ) ), !.</text:span></text:span></text:p>
      <text:p text:style-name="Normal"><text:span text:style-name="Police_20_par_20_défaut"><text:span text:style-name="T3">La règle permet de vérifier ou non l’application de « clash ».</text:span></text:span></text:p>
      <text:p text:style-name="Normal"><text:span text:style-name="Police_20_par_20_défaut"><text:span text:style-name="T3">Elle renvoie </text:span></text:span><text:span text:style-name="Police_20_par_20_défaut"><text:span text:style-name="T2">true</text:span></text:span><text:span text:style-name="Police_20_par_20_défaut"><text:span text:style-name="T3"> si X et T sont bien des termes composés et les deux symboles de fonction sont différents ou leur nombre d’arguments respectif diffère.</text:span></text:span></text:p>
      <text:p text:style-name="Normal"/>
      <text:h text:style-name="Titre_20_2" text:outline-level="2"><text:bookmark-start text:name="_Toc120372874"/>2. Prédicat d’occurrence (occur_check)<text:bookmark-end text:name="_Toc120372874"/></text:h>
      <text:p text:style-name="Normal"><text:span text:style-name="Police_20_par_20_défaut"><text:span text:style-name="T3">Le prédicat d’occurrence </text:span></text:span><text:span text:style-name="Police_20_par_20_défaut"><text:span text:style-name="T6">occur_check(V,T)</text:span></text:span><text:span text:style-name="Police_20_par_20_défaut"><text:span text:style-name="T3"> réussit si la var. V est dans T (terme composé)</text:span></text:span></text:p>
      <text:p text:style-name="Normal"><text:span text:style-name="Police_20_par_20_défaut"><text:span text:style-name="T6">occur_check</text:span></text:span><text:span text:style-name="Police_20_par_20_défaut"><text:span text:style-name="T4">(V,T) :- <text:tab/>var(V), compound(T), arg(_,T,X), compound(X), <text:tab/><text:tab/><text:tab/><text:tab/><text:tab/>occur_check(V,X), !;</text:span></text:span></text:p>
      <text:p text:style-name="Normal"><text:span text:style-name="Police_20_par_20_défaut"><text:span text:style-name="T4"><text:tab/><text:tab/><text:tab/><text:tab/>var(V), compound(T), arg(_,T,X), V==X, ! .</text:span></text:span></text:p>
      <text:p text:style-name="Normal"/>
      <text:h text:style-name="Titre_20_2" text:outline-level="2"><text:bookmark-start text:name="_Toc120372875"/>3. Prédicats de réduction (réduit)<text:bookmark-end text:name="_Toc120372875"/></text:h>
      <text:p text:style-name="P24">Le prédicat de réduction <text:span text:style-name="Police_20_par_20_défaut"><text:span text:style-name="T1">reduit(R, E, P, Q) </text:span></text:span>transforme le système P en un nouveau système Q par application de la règle R sur l’équation E. <text:span text:style-name="T8">Il prend en paramètres : (1) une règle R (2) une équation E (3) un système d’équation P (4) une variable (sera le résultat de reduit de la règle sur l’équation) Q</text:span></text:p>
      <text:p text:style-name="P24"/>
      <text:list xml:id="list2441808409" text:style-name="L1">
        <text:list-item>
          <text:p text:style-name="P39"><text:bookmark-start text:name="_Toc120372876"/>Rename<text:bookmark-end text:name="_Toc120372876"/></text:p>
        </text:list-item>
      </text:list>
      <text:p text:style-name="Normal">R : rename<text:line-break/>E : X ?= T</text:p>
      <text:p text:style-name="Normal">X est remplacé par T dans toutes les équations du système P. Le nouveau système obtenu est alors affecté à Q.</text:p>
      <text:p text:style-name="P14">reduit(rename, X ?= T, P, Q) :- elimination(X ?= T, P, Q), !.</text:p>
      <text:list xml:id="list185906927039590" text:continue-numbering="true" text:style-name="L1">
        <text:list-item>
          <text:p text:style-name="P39"><text:bookmark-start text:name="_Toc120372877"/>Expand<text:bookmark-end text:name="_Toc120372877"/></text:p>
        </text:list-item>
      </text:list>
      <text:p text:style-name="Normal">R : expand<text:line-break/>E : X ?= T<text:line-break/></text:p>
      <text:p text:style-name="Normal">X est remplacé par T dans toutes les équations du système P. Le nouveau système obtenu est alors affecté à Q.</text:p>
      <text:p text:style-name="P14">reduit(expand, X ?= T, P, Q) :- elimination(X ?= T, P,Q), !.</text:p>
      <text:list xml:id="list185908070197242" text:continue-numbering="true" text:style-name="L1">
        <text:list-item>
          <text:p text:style-name="P39"><text:bookmark-start text:name="_Toc120372878"/>Simplify<text:bookmark-end text:name="_Toc120372878"/></text:p>
        </text:list-item>
      </text:list>
      <text:p text:style-name="Normal">R : simplify<text:line-break/>E : X ?= T<text:line-break/></text:p>
      <text:p text:style-name="Normal">X est remplacé par T dans toutes les équations du système P. Le nouveau système obtenu est alors affecté à Q.</text:p>
      <text:p text:style-name="P12"><text:soft-page-break/>reduit(simplify, X ?= T, P, Q) :- elimination(X ?= T, P, Q), !.</text:p>
      <text:p text:style-name="P19">Dans ces 3 prédicats ci-dessus, on utilise le predicat elimination qui va appliquer l’unification aux regles rename, expand, &amp; simplify.</text:p>
      <text:p text:style-name="P15">elimination(X ?= T, P, Q) :- X = T,<text:span text:style-name="T9">Q</text:span> = P, <text:s/>!.</text:p>
      <text:list xml:id="list185908151810622" text:continue-numbering="true" text:style-name="L1">
        <text:list-item>
          <text:p text:style-name="P39"><text:bookmark-start text:name="_Toc120372879"/>Decompose<text:bookmark-end text:name="_Toc120372879"/></text:p>
        </text:list-item>
      </text:list>
      <text:p text:style-name="P20">R : decompose<text:line-break/>E : Fonct1 ?=Fonct2</text:p>
      <text:p text:style-name="P13">reduit(decompose, Fonct1?= Fonct2, P, Q) :-</text:p>
      <text:p text:style-name="P12"><text:s text:c="2"/>functor(Fonct1, _, A),% recuperer le nombre d'arguments</text:p>
      <text:p text:style-name="P13"><text:s text:c="2"/>decompose(Fonct1, Fonct2, A, Liste),% recuperer les nouvelles e<text:span text:style-name="T9">q</text:span></text:p>
      <text:p text:style-name="P13"><text:s text:c="2"/>append(Liste,P,Q), % ajout des eq dans le prog P</text:p>
      <text:p text:style-name="P12"><text:s text:c="2"/>!.</text:p>
      <text:list xml:id="list185906467197766" text:continue-numbering="true" text:style-name="L1">
        <text:list-item>
          <text:p text:style-name="P39"><text:bookmark-start text:name="_Toc120372880"/>Orient<text:bookmark-end text:name="_Toc120372880"/></text:p>
        </text:list-item>
      </text:list>
      <text:p text:style-name="Normal">R : orient<text:line-break/>E : X ?=T</text:p>
      <text:p text:style-name="Normal"/>
      <text:p text:style-name="Normal">On inverse X et T pour ajouter T ?=X dans la liste de P. Le résultat obtenu est affecté à Q.</text:p>
      <text:p text:style-name="P12">reduit(orient, T ?= X, P, Q) :- append([X ?= T], P, Q), !.</text:p>
      <text:list xml:id="list185907931380345" text:continue-numbering="true" text:style-name="L1">
        <text:list-item>
          <text:p text:style-name="P39"><text:bookmark-start text:name="_Toc120372881"/>Check<text:bookmark-end text:name="_Toc120372881"/></text:p>
        </text:list-item>
      </text:list>
      <text:p text:style-name="Normal">R : check</text:p>
      <text:p text:style-name="P14">reduit(check, _, _, bottom) :- fail.</text:p>
      <text:p text:style-name="P20">Si cette règle est applicable, cela signifie que le système d’équation n’est pas correct et est donc impossible à unifier. L’appel de cette règle stop l’exécution du programme. <text:span text:style-name="T9">Définir cette regle n’est pas obligatoire étant donné que l’absence de clause équivaut à un fail.</text:span></text:p>
      <text:list xml:id="list185906112769117" text:continue-numbering="true" text:style-name="L1">
        <text:list-item>
          <text:p text:style-name="P39"><text:bookmark-start text:name="_Toc120372882"/>Clash<text:bookmark-end text:name="_Toc120372882"/></text:p>
        </text:list-item>
      </text:list>
      <text:p text:style-name="Normal"/>
      <text:p text:style-name="Normal">R : clash</text:p>
      <text:p text:style-name="P14">reduit(clash, _, _, bottom) :- fail.</text:p>
      <text:p text:style-name="Normal">Si cette règle est applicable, cela signifie que le système d’équation n’est pas correct et est donc impossible à unifier. L’appel de cette règle stop l’exécution du programme. <text:span text:style-name="T9">Définir cette regle n’est pas obligatoire étant donné que l’absence de clause équivaut à un fail.</text:span></text:p>
      <text:h text:style-name="Titre_20_2" text:outline-level="2"><text:bookmark-start text:name="_Toc120372883"/>4. Prédicat d’unification<text:bookmark-end text:name="_Toc120372883"/></text:h>
      <text:p text:style-name="P21">Le prédicat d’unification unifie(P) va unifier le système d’équations P.</text:p>
      <text:p text:style-name="P16">unifie([X|P]) :-</text:p>
      <text:p text:style-name="P16"><text:tab/>aff_syst([X|P]),regle(X,R), aff_regle(R,X),reduit(R,X,P,Q), !, <text:tab/>unifie(Q).</text:p>
      <text:p text:style-name="P16"><text:soft-page-break/>unifie([]) :- echo("\nUnification terminee."), echo("Resultat: \n\n"),!.</text:p>
      <text:p text:style-name="P22">On appelle reduit(<text:span text:style-name="T12">R, X, P, Q) qui applique une règle sur l’équation X du système d’équations P et stocke le résultat dans Q, puis on appelle récursivement jusqu’à ce que Q devienne vide. En effet, appeler </text:span><text:span text:style-name="T13">unifie</text:span><text:span text:style-name="T14"> sur une liste vide signifie qu’il n’y a plus d’équations à unifier et donc que l’unification est terminée, ce qui va se traduire par un echo (affichage du résultat).</text:span></text:p>
      <text:h text:style-name="Titre_20_2" text:outline-level="2"><text:bookmark-start text:name="_Toc120372884"/>5. Stratégies implémentées<text:bookmark-end text:name="_Toc120372884"/></text:h>
      <text:p text:style-name="Normal"/>
      <text:h text:style-name="P41" text:outline-level="3"><text:bookmark-start text:name="_Toc120372885"/>a. choix_premier<text:bookmark-end text:name="_Toc120372885"/></text:h>
      <text:p text:style-name="P35">Choisit la première équation du système afin de la réduire. </text:p>
      <text:p text:style-name="P36">unifie([X|P],choix_premier):- unifie([X|P]), !.</text:p>
      <text:p text:style-name="P26"><text:span text:style-name="T15">Voir exemple ci-dessous.</text:span></text:p>
      <text:p text:style-name="P34">trace_unif( [ f(X,Y) ?= f(Z,g) , Z ?= f(Y) , M ?= t ], choix_premier) .</text:p>
      <text:p text:style-name="P34">system: [f(_5906,_5908)?=f(_5912,g),_5912?=f(_5908),_5946?=t]</text:p>
      <text:p text:style-name="P34">decompose: f(_5906,_5908)?=f(_5912,g)</text:p>
      <text:p text:style-name="P34">system: [_5906?=_5912,_5908?=g,_5912?=f(_5908),_5946?=t]</text:p>
      <text:p text:style-name="P34">rename: _5906?=_5912</text:p>
      <text:p text:style-name="P34">system: [_5908?=g,_5906?=f(_5908),_5946?=t]</text:p>
      <text:p text:style-name="P34">simplify: _5908?=g</text:p>
      <text:p text:style-name="P34">system: [_5906?=f(g),_5946?=t]</text:p>
      <text:p text:style-name="P34">expand: _5906?=f(g)</text:p>
      <text:p text:style-name="P34">system: [_5946?=t]</text:p>
      <text:p text:style-name="P34">simplify: _5946?=t</text:p>
      <text:p text:style-name="P34"/>
      <text:p text:style-name="P34">Unification terminee.Resultat: </text:p>
      <text:p text:style-name="P34">X = Z, Z = f(g),</text:p>
      <text:p text:style-name="P34">Y = g,</text:p>
      <text:p text:style-name="P34">M = t.</text:p>
      <text:p text:style-name="P17"/>
      <text:p text:style-name="P25">trace_unif([f(X,Y) ?= f(g(Z),h(a)),Z?=f(Y)],choix_premier).</text:p>
      <text:p text:style-name="P25">system: [f(_3434,_3436)?=f(g(_3440),h(a)),_3440?=f(_3436)]</text:p>
      <text:p text:style-name="P25">decompose: f(_3434,_3436)?=f(g(_3440),h(a))</text:p>
      <text:p text:style-name="P25">system: [_3434?=g(_3440),_3436?=h(a),_3440?=f(_3436)]</text:p>
      <text:p text:style-name="P25">expand: _3434?=g(_3440)</text:p>
      <text:p text:style-name="P25">system: [_3436?=h(a),_3440?=f(_3436)]</text:p>
      <text:p text:style-name="P25">expand: _3436?=h(a)</text:p>
      <text:p text:style-name="P25">system: [_3440?=f(h(a))]</text:p>
      <text:p text:style-name="P25">expand: _3440?=f(h(a))</text:p>
      <text:p text:style-name="P25"/>
      <text:p text:style-name="P25">Unification terminee.Resultat: </text:p>
      <text:p text:style-name="P25"/>
      <text:p text:style-name="P25">X = g(f(h(a))),</text:p>
      <text:p text:style-name="P25">Y = h(a),</text:p>
      <text:p text:style-name="P25">Z = f(h(a)).</text:p>
      <text:p text:style-name="P25"/>
      <text:h text:style-name="P40" text:outline-level="3"><text:bookmark-start text:name="_Toc120372886"/>b.choix_pondere_i<text:bookmark-end text:name="_Toc120372886"/></text:h>
      <text:p text:style-name="Normal">Choisit la règle applicable avec le poids le plus élevé afin de l’appliquer en premier.</text:p>
      <text:p text:style-name="P23"><text:soft-page-break/>On donne un poids à chaque règle selon un modèle donné :</text:p>
      <text:p text:style-name="Normal"><text:span text:style-name="T11">choix_pondere_1</text:span><text:span text:style-name="T10">: </text:span>clash; check &gt; rename; simplify &gt; orient &gt; decompose &gt; expand</text:p>
      <text:p text:style-name="P18">choix_pondere_2: <text:span text:style-name="T16">clash; check &gt; decompose; simplify &gt; orient; expand &gt; rename</text:span></text:p>
      <text:p text:style-name="P18"><text:span text:style-name="T16">Il faut appeler choix_equation </text:span><text:span text:style-name="T17">qui va détermier l’équation comportant les règles à appliquer en priorité. choix_equation <text:s/>appelle elle-même regle_applicable qui définit l’ordre de sélection des règles selon les deux ordres de grandeur définis ci-dessus.</text:span></text:p>
      <text:h text:style-name="P38" text:outline-level="2"><text:bookmark-start text:name="_Toc120372887"/>6. Prédicat prédéfinis<text:bookmark-end text:name="_Toc120372887"/></text:h>
      <text:list xml:id="list1430022608" text:style-name="L2">
        <text:list-item>
          <text:p text:style-name="P29">Predicat functor(…)</text:p>
        </text:list-item>
      </text:list>
      <text:p text:style-name="P28">Le prédicat functor(…) permet de récupérer le nom d’une fonction ainsi que son nombre d’arguments.</text:p>
      <text:p text:style-name="P28">Le prédicat functor(X,A,N) récupère le nom de la fonction X et de le stocker dans A, ainsi que</text:p>
      <text:p text:style-name="P28">son nombre d’argument qu’il stocke dans N.</text:p>
      <text:p text:style-name="P28"/>
      <text:list xml:id="list835675827" text:style-name="L3">
        <text:list-item>
          <text:p text:style-name="P27">Predicat arg(…)</text:p>
        </text:list-item>
      </text:list>
      <text:p text:style-name="P28">Le prédicat arg(..) permet de récupérer l’argument d’une équation.</text:p>
      <text:p text:style-name="P28">Le prédicat arg(n,E,X) récupère le n-ième argument de l’équation E et de le stocker dans X.</text:p>
      <text:p text:style-name="P28">(avec n un entier strictement supérieur à 0)</text:p>
      <text:p text:style-name="P28"/>
      <text:list xml:id="list2200525757" text:style-name="L4">
        <text:list-item>
          <text:p text:style-name="P30">Predicat var(…)</text:p>
        </text:list-item>
      </text:list>
      <text:p text:style-name="P28">Le prédicat var(…) permet de définir si un terme est une variable. Le prédicat var(X) renvoie true si X est une variable, sinon renvoie false.</text:p>
      <text:p text:style-name="P28"/>
      <text:list xml:id="list408334252" text:style-name="L5">
        <text:list-item>
          <text:p text:style-name="P31">Predicat nonvar(…)</text:p>
        </text:list-item>
      </text:list>
      <text:p text:style-name="P28">Le prédicat nonvar(…) permet de définir si un terme est un terme instancié. Le prédicat nonvar(X) renvoie true si X est un terme instancié (n’est pas une variable), sinon renvoie false.</text:p>
      <text:p text:style-name="P28"/>
      <text:list xml:id="list3300637134" text:style-name="L6">
        <text:list-item>
          <text:p text:style-name="P32">Predicat compound(…)</text:p>
        </text:list-item>
      </text:list>
      <text:p text:style-name="P28">Le prédicat compound permet de définir si un terme est composé. Le prédicat compound(X) renvoie true si X est un terme composé, sinon renvoie false.</text:p>
      <text:p text:style-name="P28"/>
      <text:list xml:id="list3058418011" text:style-name="L7">
        <text:list-item>
          <text:p text:style-name="P33">Predicat atomic(…)</text:p>
        </text:list-item>
      </text:list>
      <text:p text:style-name="P28">Le prédicat atomic(…) permet de définir si un terme est une constante. Le prédicat atomic(X) renvoie true si X est une constante, sinon renvoie false.</text:p>
      <text:p text:style-name="P28"/>
      <text:h text:style-name="Titre_20_2" text:outline-level="2"><text:bookmark-start text:name="_Toc120372888"/>7. Exécution du programme<text:bookmark-end text:name="_Toc120372888"/></text:h>
      <text:p text:style-name="Normal"/>
      <text:h text:style-name="Titre_20_2" text:outline-level="2"><text:bookmark-start text:name="_Toc120372889"/>8. Exemple significatifs<text:bookmark-end text:name="_Toc12037288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" svg:font-family="Consol"/>
    <style:font-face style:name="Calibri1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Titre_20_1" style:display-name="Titre 1" style:family="paragraph" style:parent-style-name="Normal" style:next-style-name="Normal" style:default-outline-level="1">
      <style:paragraph-properties fo:margin-top="0.1665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re" style:family="paragraph" style:parent-style-name="Normal" style:next-style-name="Normal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En-tête_20_de_20_table_20_des_20_matières" style:display-name="En-tête de table des matières" style:family="paragraph" style:parent-style-name="Titre_20_1" style:next-style-name="Normal" style:default-outline-level="" style:list-style-name="">
      <style:paragraph-properties fo:line-height="107%" fo:hyphenation-ladder-count="no-limit" style:vertical-align="auto"/>
      <style:text-properties style:language-asian="fr" style:country-asian="FR" fo:hyphenate="tru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fo:hyphenate="false" loext:hyphenation-no-caps="false"/>
    </style:style>
    <style:style style:name="TM_20_2" style:display-name="TM 2" style:family="paragraph" style:parent-style-name="Normal" style:next-style-name="Normal" style:auto-update="true">
      <style:paragraph-properties fo:margin-left="0.1528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M_20_3" style:display-name="TM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lexandre SERRATORE</meta:initial-creator>
    <meta:creation-date>2022-11-19T13:57:00Z</meta:creation-date>
    <dc:date>2022-11-29T18:59:05.922830757</dc:date>
    <meta:editing-cycles>12</meta:editing-cycles>
    <meta:editing-duration>PT2H17M1S</meta:editing-duration>
    <meta:document-statistic meta:table-count="0" meta:image-count="0" meta:object-count="0" meta:page-count="7" meta:paragraph-count="162" meta:word-count="1389" meta:character-count="8712" meta:non-whitespace-character-count="7464"/>
    <meta:template xlink:type="simple" xlink:actuate="onRequest" xlink:title="" xlink:href="Normal.dotm"/>
  </office:meta>
</office:document-meta>
</file>